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10302_23323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mg_name</text:p>
          </table:table-cell>
          <table:table-cell office:value-type="string" calcext:value-type="string">
            <text:p>mean_intensity</text:p>
          </table:table-cell>
          <table:table-cell office:value-type="string" calcext:value-type="string">
            <text:p>std_inten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1.bmp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197" calcext:value-type="float">
            <text:p>0.197</text:p>
          </table:table-cell>
          <table:table-cell office:value-type="string" calcext:value-type="string">
            <text:p>hard</text:p>
          </table:table-cell>
          <table:table-cell table:formula="of:=AVERAGE([.B2];[.B8];[.B10];[.B13];[.B14];[.B21];[.B23];[.B26];[.B28];[.B29])" office:value-type="float" office:value="0.23707" calcext:value-type="float">
            <text:p>0.23707</text:p>
          </table:table-cell>
          <table:table-cell table:formula="of:=AVERAGE([.C2];[.C8];[.C10];[.C13];[.C14];[.C21];[.C23];[.C26];[.C28];[.C29])" office:value-type="float" office:value="0.19979" calcext:value-type="float">
            <text:p>0.19979</text:p>
          </table:table-cell>
        </table:table-row>
        <table:table-row table:style-name="ro1">
          <table:table-cell office:value-type="string" calcext:value-type="string">
            <text:p>medium1.bmp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2066" calcext:value-type="float">
            <text:p>0.2066</text:p>
          </table:table-cell>
          <table:table-cell office:value-type="string" calcext:value-type="string">
            <text:p>medium</text:p>
          </table:table-cell>
          <table:table-cell table:formula="of:=AVERAGE([.B3];[.B7];[.B9];[.B11];[.B12];[.B16];[.B18];[.B19];[.B27];[.B30])" office:value-type="float" office:value="0.23335" calcext:value-type="float">
            <text:p>0.23335</text:p>
          </table:table-cell>
          <table:table-cell table:formula="of:=AVERAGE([.C3];[.C7];[.C9];[.C11];[.C12];[.C16];[.C18];[.C19];[.C27];[.C30])" office:value-type="float" office:value="0.19307" calcext:value-type="float">
            <text:p>0.19307</text:p>
          </table:table-cell>
        </table:table-row>
        <table:table-row table:style-name="ro1">
          <table:table-cell office:value-type="string" calcext:value-type="string">
            <text:p>soft10.bmp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968" calcext:value-type="float">
            <text:p>0.1968</text:p>
          </table:table-cell>
          <table:table-cell office:value-type="string" calcext:value-type="string">
            <text:p>soft</text:p>
          </table:table-cell>
          <table:table-cell table:formula="of:=AVERAGE([.B4];[.B5];[.B6];[.B15];[.B17];[.B20];[.B22];[.B24];[.B25];[.B31])" office:value-type="float" office:value="0.23858" calcext:value-type="float">
            <text:p>0.23858</text:p>
          </table:table-cell>
          <table:table-cell table:formula="of:=AVERAGE([.C4];[.C5];[.C6];[.C15];[.C17];[.C20];[.C22];[.C24];[.C25];[.C31])" office:value-type="float" office:value="0.19766" calcext:value-type="float">
            <text:p>0.19766</text:p>
          </table:table-cell>
        </table:table-row>
        <table:table-row table:style-name="ro1">
          <table:table-cell office:value-type="string" calcext:value-type="string">
            <text:p>soft5.bmp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1876" calcext:value-type="float">
            <text:p>0.1876</text:p>
          </table:table-cell>
          <table:table-cell office:value-type="string" calcext:value-type="string">
            <text:p>clear</text:p>
          </table:table-cell>
          <table:table-cell office:value-type="float" office:value="0.871" calcext:value-type="float">
            <text:p>0.871</text:p>
          </table:table-cell>
          <table:table-cell/>
        </table:table-row>
        <table:table-row table:style-name="ro1">
          <table:table-cell office:value-type="string" calcext:value-type="string">
            <text:p>soft7.bmp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053" calcext:value-type="float">
            <text:p>0.2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6.bmp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1812" calcext:value-type="float">
            <text:p>0.1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7.bmp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056" calcext:value-type="float">
            <text:p>0.2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7.bmp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1" calcext:value-type="float">
            <text:p>0.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9.bmp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1994" calcext:value-type="float">
            <text:p>0.1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10.bmp</text:p>
          </table:table-cell>
          <table:table-cell office:value-type="float" office:value="0.237" calcext:value-type="float">
            <text:p>0.237</text:p>
          </table:table-cell>
          <table:table-cell office:value-type="float" office:value="0.204" calcext:value-type="float">
            <text:p>0.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8.bmp</text:p>
          </table:table-cell>
          <table:table-cell office:value-type="float" office:value="0.2102" calcext:value-type="float">
            <text:p>0.2102</text:p>
          </table:table-cell>
          <table:table-cell office:value-type="float" office:value="0.1864" calcext:value-type="float">
            <text:p>0.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3.bmp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2055" calcext:value-type="float">
            <text:p>0.2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6.bmp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1953" calcext:value-type="float">
            <text:p>0.1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3.bmp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1929" calcext:value-type="float">
            <text:p>0.1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4.bmp</text:p>
          </table:table-cell>
          <table:table-cell office:value-type="float" office:value="0.2113" calcext:value-type="float">
            <text:p>0.2113</text:p>
          </table:table-cell>
          <table:table-cell office:value-type="float" office:value="0.1758" calcext:value-type="float">
            <text:p>0.1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9.bmp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2113" calcext:value-type="float">
            <text:p>0.2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9.bmp</text:p>
          </table:table-cell>
          <table:table-cell office:value-type="float" office:value="0.2251" calcext:value-type="float">
            <text:p>0.2251</text:p>
          </table:table-cell>
          <table:table-cell office:value-type="float" office:value="0.2012" calcext:value-type="float">
            <text:p>0.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2.bmp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2104" calcext:value-type="float">
            <text:p>0.2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1.bmp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1845" calcext:value-type="float">
            <text:p>0.1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2.bmp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2021" calcext:value-type="float">
            <text:p>0.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8.bmp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39" calcext:value-type="float">
            <text:p>0.2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8.bmp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2042" calcext:value-type="float">
            <text:p>0.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4.bmp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2087" calcext:value-type="float">
            <text:p>0.2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6.bmp</text:p>
          </table:table-cell>
          <table:table-cell office:value-type="float" office:value="0.2285" calcext:value-type="float">
            <text:p>0.2285</text:p>
          </table:table-cell>
          <table:table-cell office:value-type="float" office:value="0.199" calcext:value-type="float">
            <text:p>0.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5.bmp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1975" calcext:value-type="float">
            <text:p>0.1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3.bmp</text:p>
          </table:table-cell>
          <table:table-cell office:value-type="float" office:value="0.2707" calcext:value-type="float">
            <text:p>0.2707</text:p>
          </table:table-cell>
          <table:table-cell office:value-type="float" office:value="0.2053" calcext:value-type="float">
            <text:p>0.2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4.bmp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767" calcext:value-type="float">
            <text:p>0.1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10.bmp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146" calcext:value-type="float">
            <text:p>0.2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5.bmp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1788" calcext:value-type="float">
            <text:p>0.1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ft2.bmp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1866" calcext:value-type="float">
            <text:p>0.186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23:38:17.423974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2T23:38:25.031784025</dc:date>
    <meta:editing-duration>PT3M46S</meta:editing-duration>
    <meta:editing-cycles>3</meta:editing-cycles>
    <meta:generator>LibreOffice/6.4.6.2$Linux_X86_64 LibreOffice_project/40$Build-2</meta:generator>
    <meta:document-statistic meta:table-count="1" meta:cell-count="104" meta:object-count="0"/>
  </office:meta>
</office:document-meta>
</file>